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0.794cm"/>
    </style:style>
    <style:style style:name="co2" style:family="table-column">
      <style:table-column-properties fo:break-before="auto" style:column-width="2.741cm"/>
    </style:style>
    <style:style style:name="co3" style:family="table-column">
      <style:table-column-properties fo:break-before="auto" style:column-width="2.272cm"/>
    </style:style>
    <style:style style:name="co4" style:family="table-column">
      <style:table-column-properties fo:break-before="auto" style:column-width="2.575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oglio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correct_answer</text:p>
          </table:table-cell>
          <table:table-cell office:value-type="string" calcext:value-type="string">
            <text:p>difficult_level</text:p>
          </table:table-cell>
          <table:table-cell office:value-type="string" calcext:value-type="string">
            <text:p>wrong_answer</text:p>
          </table:table-cell>
          <table:table-cell office:value-type="string" calcext:value-type="string">
            <text:p>img_url</text:p>
          </table:table-cell>
        </table:table-row>
        <table:table-row table:style-name="ro1">
          <table:table-cell table:formula="of:=CONCATENATE(&quot;&lt;img src=&quot;&quot;&quot;;[.E2];&quot;&quot;&quot; height=&quot;&quot;300&quot;&quot; /&gt;&quot;)" office:value-type="string" office:string-value="&lt;img src=&quot;https://upload.wikimedia.org/wikipedia/commons/3/36/Flag_of_Albania.svg&quot; height=&quot;300&quot; /&gt;" calcext:value-type="string">
            <text:p>&lt;img src="https://upload.wikimedia.org/wikipedia/commons/3/36/Flag_of_Albania.svg" height="300" /&gt;</text:p>
          </table:table-cell>
          <table:table-cell office:value-type="string" calcext:value-type="string">
            <text:p>Albani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upload.wikimedia.org/wikipedia/commons/3/36/Flag_of_Albania.svg</text:p>
          </table:table-cell>
        </table:table-row>
        <table:table-row table:style-name="ro1">
          <table:table-cell table:formula="of:=CONCATENATE(&quot;&lt;img src=&quot;&quot;&quot;;[.E3];&quot;&quot;&quot; height=&quot;&quot;300&quot;&quot; /&gt;&quot;)" office:value-type="string" office:string-value="&lt;img src=&quot;https://upload.wikimedia.org/wikipedia/commons/7/77/Flag_of_Algeria.svg&quot; height=&quot;300&quot; /&gt;" calcext:value-type="string">
            <text:p>&lt;img src="https://upload.wikimedia.org/wikipedia/commons/7/77/Flag_of_Algeria.svg" height="300" /&gt;</text:p>
          </table:table-cell>
          <table:table-cell office:value-type="string" calcext:value-type="string">
            <text:p>Algeri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upload.wikimedia.org/wikipedia/commons/7/77/Flag_of_Algeria.svg</text:p>
          </table:table-cell>
        </table:table-row>
        <table:table-row table:style-name="ro1">
          <table:table-cell table:formula="of:=CONCATENATE(&quot;&lt;img src=&quot;&quot;&quot;;[.E4];&quot;&quot;&quot; height=&quot;&quot;300&quot;&quot; /&gt;&quot;)" office:value-type="string" office:string-value="&lt;img src=&quot;https://upload.wikimedia.org/wikipedia/commons/b/b9/Flag_of_Australia.svg&quot; height=&quot;300&quot; /&gt;" calcext:value-type="string">
            <text:p>&lt;img src="https://upload.wikimedia.org/wikipedia/commons/b/b9/Flag_of_Australia.svg" height="300" /&gt;</text:p>
          </table:table-cell>
          <table:table-cell office:value-type="string" calcext:value-type="string">
            <text:p>Australi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upload.wikimedia.org/wikipedia/commons/b/b9/Flag_of_Australia.svg</text:p>
          </table:table-cell>
        </table:table-row>
        <table:table-row table:style-name="ro1">
          <table:table-cell office:value-type="string" calcext:value-type="string">
            <text:p>&lt;img src="https://upload.wikimedia.org/wikipedia/commons/4/41/Flag_of_Austria.svg" height="213" width="320" /&gt;</text:p>
          </table:table-cell>
          <table:table-cell office:value-type="string" calcext:value-type="string">
            <text:p>Austri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CONCATENATE(&quot;&lt;img src=&quot;&quot;&quot;;[.E6];&quot;&quot;&quot; height=&quot;&quot;300&quot;&quot; /&gt;&quot;)" office:value-type="string" office:string-value="&lt;img src=&quot;https://upload.wikimedia.org/wikipedia/commons/0/05/Flag_of_Brazil.svg&quot; height=&quot;300&quot; /&gt;" calcext:value-type="string">
            <text:p>&lt;img src="https://upload.wikimedia.org/wikipedia/commons/0/05/Flag_of_Brazil.svg" height="300" /&gt;</text:p>
          </table:table-cell>
          <table:table-cell office:value-type="string" calcext:value-type="string">
            <text:p>Brasil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upload.wikimedia.org/wikipedia/commons/0/05/Flag_of_Brazil.svg</text:p>
          </table:table-cell>
        </table:table-row>
        <table:table-row table:style-name="ro1">
          <table:table-cell table:formula="of:=CONCATENATE(&quot;&lt;img src=&quot;&quot;&quot;;[.E7];&quot;&quot;&quot; height=&quot;&quot;300&quot;&quot; /&gt;&quot;)" office:value-type="string" office:string-value="&lt;img src=&quot;https://upload.wikimedia.org/wikipedia/commons/c/cf/Flag_of_Canada.svg&quot; height=&quot;300&quot; /&gt;" calcext:value-type="string">
            <text:p>&lt;img src="https://upload.wikimedia.org/wikipedia/commons/c/cf/Flag_of_Canada.svg" height="300" /&gt;</text:p>
          </table:table-cell>
          <table:table-cell office:value-type="string" calcext:value-type="string">
            <text:p>Canad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upload.wikimedia.org/wikipedia/commons/c/cf/Flag_of_Canada.svg</text:p>
          </table:table-cell>
        </table:table-row>
        <table:table-row table:style-name="ro1">
          <table:table-cell table:formula="of:=CONCATENATE(&quot;&lt;img src=&quot;&quot;&quot;;[.E8];&quot;&quot;&quot; height=&quot;&quot;300&quot;&quot; /&gt;&quot;)" office:value-type="string" office:string-value="&lt;img src=&quot;https://upload.wikimedia.org/wikipedia/commons/f/fa/Flag_of_the_People%27s_Republic_of_China.svg&quot; height=&quot;300&quot; /&gt;" calcext:value-type="string">
            <text:p>&lt;img src="https://upload.wikimedia.org/wikipedia/commons/f/fa/Flag_of_the_People%27s_Republic_of_China.svg" height="300" /&gt;</text:p>
          </table:table-cell>
          <table:table-cell office:value-type="string" calcext:value-type="string">
            <text:p>Cin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upload.wikimedia.org/wikipedia/commons/f/fa/Flag_of_the_People%27s_Republic_of_China.svg</text:p>
          </table:table-cell>
        </table:table-row>
        <table:table-row table:style-name="ro1">
          <table:table-cell table:formula="of:=CONCATENATE(&quot;&lt;img src=&quot;&quot;&quot;;[.E9];&quot;&quot;&quot; height=&quot;&quot;300&quot;&quot; /&gt;&quot;)" office:value-type="string" office:string-value="&lt;img src=&quot;https://upload.wikimedia.org/wikipedia/commons/d/d4/Flag_of_Cyprus.svg&quot; height=&quot;300&quot; /&gt;" calcext:value-type="string">
            <text:p>&lt;img src="https://upload.wikimedia.org/wikipedia/commons/d/d4/Flag_of_Cyprus.svg" height="300" /&gt;</text:p>
          </table:table-cell>
          <table:table-cell office:value-type="string" calcext:value-type="string">
            <text:p>Cipr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upload.wikimedia.org/wikipedia/commons/d/d4/Flag_of_Cyprus.svg</text:p>
          </table:table-cell>
        </table:table-row>
        <table:table-row table:style-name="ro1">
          <table:table-cell office:value-type="string" calcext:value-type="string">
            <text:p>&lt;img src="https://upload.wikimedia.org/wikipedia/commons/1/1b/Flag_of_Croatia.svg" height="213" width="320" /&gt;</text:p>
          </table:table-cell>
          <table:table-cell office:value-type="string" calcext:value-type="string">
            <text:p>Croazi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CONCATENATE(&quot;&lt;img src=&quot;&quot;&quot;;[.E11];&quot;&quot;&quot; height=&quot;&quot;300&quot;&quot; /&gt;&quot;)" office:value-type="string" office:string-value="&lt;img src=&quot;https://upload.wikimedia.org/wikipedia/commons/9/9c/Flag_of_Denmark.svg&quot; height=&quot;300&quot; /&gt;" calcext:value-type="string">
            <text:p>&lt;img src="https://upload.wikimedia.org/wikipedia/commons/9/9c/Flag_of_Denmark.svg" height="300" /&gt;</text:p>
          </table:table-cell>
          <table:table-cell office:value-type="string" calcext:value-type="string">
            <text:p>Danimarc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upload.wikimedia.org/wikipedia/commons/9/9c/Flag_of_Denmark.svg</text:p>
          </table:table-cell>
        </table:table-row>
        <table:table-row table:style-name="ro1">
          <table:table-cell table:formula="of:=CONCATENATE(&quot;&lt;img src=&quot;&quot;&quot;;[.E12];&quot;&quot;&quot; height=&quot;&quot;300&quot;&quot; /&gt;&quot;)" office:value-type="string" office:string-value="&lt;img src=&quot;https://upload.wikimedia.org/wikipedia/commons/b/bc/Flag_of_Finland.svg&quot; height=&quot;300&quot; /&gt;" calcext:value-type="string">
            <text:p>&lt;img src="https://upload.wikimedia.org/wikipedia/commons/b/bc/Flag_of_Finland.svg" height="300" /&gt;</text:p>
          </table:table-cell>
          <table:table-cell office:value-type="string" calcext:value-type="string">
            <text:p>Finlandia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s://upload.wikimedia.org/wikipedia/commons/b/bc/Flag_of_Finland.svg</text:p>
          </table:table-cell>
        </table:table-row>
        <table:table-row table:style-name="ro1">
          <table:table-cell table:formula="of:=CONCATENATE(&quot;&lt;img src=&quot;&quot;&quot;;[.E13];&quot;&quot;&quot; height=&quot;&quot;300&quot;&quot; /&gt;&quot;)" office:value-type="string" office:string-value="&lt;img src=&quot;https://upload.wikimedia.org/wikipedia/commons/c/c3/Flag_of_France.svg&quot; height=&quot;300&quot; /&gt;" calcext:value-type="string">
            <text:p>&lt;img src="https://upload.wikimedia.org/wikipedia/commons/c/c3/Flag_of_France.svg" height="300" /&gt;</text:p>
          </table:table-cell>
          <table:table-cell office:value-type="string" calcext:value-type="string">
            <text:p>Franci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upload.wikimedia.org/wikipedia/commons/c/c3/Flag_of_France.svg</text:p>
          </table:table-cell>
        </table:table-row>
        <table:table-row table:style-name="ro1">
          <table:table-cell table:formula="of:=CONCATENATE(&quot;&lt;img src=&quot;&quot;&quot;;[.E14];&quot;&quot;&quot; height=&quot;&quot;300&quot;&quot; /&gt;&quot;)" office:value-type="string" office:string-value="&lt;img src=&quot;https://upload.wikimedia.org/wikipedia/commons/b/ba/Flag_of_Germany.svg&quot; height=&quot;300&quot; /&gt;" calcext:value-type="string">
            <text:p>&lt;img src="https://upload.wikimedia.org/wikipedia/commons/b/ba/Flag_of_Germany.svg" height="300" /&gt;</text:p>
          </table:table-cell>
          <table:table-cell office:value-type="string" calcext:value-type="string">
            <text:p>Germani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upload.wikimedia.org/wikipedia/commons/b/ba/Flag_of_Germany.svg</text:p>
          </table:table-cell>
        </table:table-row>
        <table:table-row table:style-name="ro1">
          <table:table-cell table:formula="of:=CONCATENATE(&quot;&lt;img src=&quot;&quot;&quot;;[.E15];&quot;&quot;&quot; height=&quot;&quot;300&quot;&quot; /&gt;&quot;)" office:value-type="string" office:string-value="&lt;img src=&quot;https://upload.wikimedia.org/wikipedia/commons/9/9e/Flag_of_Japan.svg&quot; height=&quot;300&quot; /&gt;" calcext:value-type="string">
            <text:p>&lt;img src="https://upload.wikimedia.org/wikipedia/commons/9/9e/Flag_of_Japan.svg" height="300" /&gt;</text:p>
          </table:table-cell>
          <table:table-cell office:value-type="string" calcext:value-type="string">
            <text:p>Giappon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upload.wikimedia.org/wikipedia/commons/9/9e/Flag_of_Japan.svg</text:p>
          </table:table-cell>
        </table:table-row>
        <table:table-row table:style-name="ro1">
          <table:table-cell table:formula="of:=CONCATENATE(&quot;&lt;img src=&quot;&quot;&quot;;[.E16];&quot;&quot;&quot; height=&quot;&quot;300&quot;&quot; /&gt;&quot;)" office:value-type="string" office:string-value="&lt;img src=&quot;https://upload.wikimedia.org/wikipedia/commons/5/5c/Flag_of_Greece.svg&quot; height=&quot;300&quot; /&gt;" calcext:value-type="string">
            <text:p>&lt;img src="https://upload.wikimedia.org/wikipedia/commons/5/5c/Flag_of_Greece.svg" height="300" /&gt;</text:p>
          </table:table-cell>
          <table:table-cell office:value-type="string" calcext:value-type="string">
            <text:p>Greci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upload.wikimedia.org/wikipedia/commons/5/5c/Flag_of_Greece.svg</text:p>
          </table:table-cell>
        </table:table-row>
        <table:table-row table:style-name="ro1">
          <table:table-cell table:formula="of:=CONCATENATE(&quot;&lt;img src=&quot;&quot;&quot;;[.E17];&quot;&quot;&quot; height=&quot;&quot;300&quot;&quot; /&gt;&quot;)" office:value-type="string" office:string-value="&lt;img src=&quot;https://upload.wikimedia.org/wikipedia/commons/4/41/Flag_of_India.svg&quot; height=&quot;300&quot; /&gt;" calcext:value-type="string">
            <text:p>&lt;img src="https://upload.wikimedia.org/wikipedia/commons/4/41/Flag_of_India.svg" height="300" /&gt;</text:p>
          </table:table-cell>
          <table:table-cell office:value-type="string" calcext:value-type="string">
            <text:p>India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s://upload.wikimedia.org/wikipedia/commons/4/41/Flag_of_India.svg</text:p>
          </table:table-cell>
        </table:table-row>
        <table:table-row table:style-name="ro1">
          <table:table-cell table:formula="of:=CONCATENATE(&quot;&lt;img src=&quot;&quot;&quot;;[.E18];&quot;&quot;&quot; height=&quot;&quot;300&quot;&quot; /&gt;&quot;)" office:value-type="string" office:string-value="&lt;img src=&quot;https://upload.wikimedia.org/wikipedia/commons/a/ae/Flag_of_the_United_Kingdom.svg&quot; height=&quot;300&quot; /&gt;" calcext:value-type="string">
            <text:p>&lt;img src="https://upload.wikimedia.org/wikipedia/commons/a/ae/Flag_of_the_United_Kingdom.svg" height="300" /&gt;</text:p>
          </table:table-cell>
          <table:table-cell office:value-type="string" calcext:value-type="string">
            <text:p>Inghilterra / regno unit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upload.wikimedia.org/wikipedia/commons/a/ae/Flag_of_the_United_Kingdom.svg</text:p>
          </table:table-cell>
        </table:table-row>
        <table:table-row table:style-name="ro1">
          <table:table-cell table:formula="of:=CONCATENATE(&quot;&lt;img src=&quot;&quot;&quot;;[.E19];&quot;&quot;&quot; height=&quot;&quot;300&quot;&quot; /&gt;&quot;)" office:value-type="string" office:string-value="&lt;img src=&quot;https://upload.wikimedia.org/wikipedia/commons/4/45/Flag_of_Ireland.svg&quot; height=&quot;300&quot; /&gt;" calcext:value-type="string">
            <text:p>&lt;img src="https://upload.wikimedia.org/wikipedia/commons/4/45/Flag_of_Ireland.svg" height="300" /&gt;</text:p>
          </table:table-cell>
          <table:table-cell office:value-type="string" calcext:value-type="string">
            <text:p>Irland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upload.wikimedia.org/wikipedia/commons/4/45/Flag_of_Ireland.svg</text:p>
          </table:table-cell>
        </table:table-row>
        <table:table-row table:style-name="ro1">
          <table:table-cell office:value-type="string" calcext:value-type="string">
            <text:p>&lt;img src="https://upload.wikimedia.org/wikipedia/commons/c/ce/Flag_of_Iceland.svg" height="213" width="320" /&gt;</text:p>
          </table:table-cell>
          <table:table-cell office:value-type="string" calcext:value-type="string">
            <text:p>Islanda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CONCATENATE(&quot;&lt;img src=&quot;&quot;&quot;;[.E21];&quot;&quot;&quot; height=&quot;&quot;300&quot;&quot; /&gt;&quot;)" office:value-type="string" office:string-value="&lt;img src=&quot;https://upload.wikimedia.org/wikipedia/commons/0/03/Flag_of_Italy.svg&quot; height=&quot;300&quot; /&gt;" calcext:value-type="string">
            <text:p>&lt;img src="https://upload.wikimedia.org/wikipedia/commons/0/03/Flag_of_Italy.svg" height="300" /&gt;</text:p>
          </table:table-cell>
          <table:table-cell office:value-type="string" calcext:value-type="string">
            <text:p>Itali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upload.wikimedia.org/wikipedia/commons/0/03/Flag_of_Italy.svg</text:p>
          </table:table-cell>
        </table:table-row>
        <table:table-row table:style-name="ro1">
          <table:table-cell office:value-type="string" calcext:value-type="string">
            <text:p>&lt;img src="https://upload.wikimedia.org/wikipedia/commons/d/d9/Flag_of_Norway.svg" height="213" width="320" /&gt;</text:p>
          </table:table-cell>
          <table:table-cell office:value-type="string" calcext:value-type="string">
            <text:p>Norvegia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lt;img src="https://upload.wikimedia.org/wikipedia/commons/2/20/Flag_of_the_Netherlands.svg" height="213" width="320" /&gt;</text:p>
          </table:table-cell>
          <table:table-cell office:value-type="string" calcext:value-type="string">
            <text:p>Oland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lt;img src="https://upload.wikimedia.org/wikipedia/commons/5/5c/Flag_of_Portugal.svg" height="213" width="320" /&gt;</text:p>
          </table:table-cell>
          <table:table-cell office:value-type="string" calcext:value-type="string">
            <text:p>Portogall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CONCATENATE(&quot;&lt;img src=&quot;&quot;&quot;;[.E25];&quot;&quot;&quot; height=&quot;&quot;300&quot;&quot; /&gt;&quot;)" office:value-type="string" office:string-value="&lt;img src=&quot;https://upload.wikimedia.org/wikipedia/commons/c/cb/Flag_of_the_Czech_Republic.svg&quot; height=&quot;300&quot; /&gt;" calcext:value-type="string">
            <text:p>&lt;img src="https://upload.wikimedia.org/wikipedia/commons/c/cb/Flag_of_the_Czech_Republic.svg" height="300" /&gt;</text:p>
          </table:table-cell>
          <table:table-cell office:value-type="string" calcext:value-type="string">
            <text:p>Repubblica Cec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upload.wikimedia.org/wikipedia/commons/c/cb/Flag_of_the_Czech_Republic.svg</text:p>
          </table:table-cell>
        </table:table-row>
        <table:table-row table:style-name="ro1">
          <table:table-cell office:value-type="string" calcext:value-type="string">
            <text:p>&lt;img src="https://upload.wikimedia.org/wikipedia/commons/f/f3/Flag_of_Russia.svg" height="213" width="320" /&gt;</text:p>
          </table:table-cell>
          <table:table-cell office:value-type="string" calcext:value-type="string">
            <text:p>Russi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CONCATENATE(&quot;&lt;img src=&quot;&quot;&quot;;[.E27];&quot;&quot;&quot; height=&quot;&quot;300&quot;&quot; /&gt;&quot;)" office:value-type="string" office:string-value="&lt;img src=&quot;https://upload.wikimedia.org/wikipedia/commons/f/f3/Flag_of_Russia.svg&quot; height=&quot;300&quot; /&gt;" calcext:value-type="string">
            <text:p>&lt;img src="https://upload.wikimedia.org/wikipedia/commons/f/f3/Flag_of_Russia.svg" height="300" /&gt;</text:p>
          </table:table-cell>
          <table:table-cell office:value-type="string" calcext:value-type="string">
            <text:p>Russia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s://upload.wikimedia.org/wikipedia/commons/f/f3/Flag_of_Russia.svg</text:p>
          </table:table-cell>
        </table:table-row>
        <table:table-row table:style-name="ro1">
          <table:table-cell office:value-type="string" calcext:value-type="string">
            <text:p>&lt;img src="https://upload.wikimedia.org/wikipedia/commons/f/f0/Flag_of_Slovenia.svg" height="213" width="320" /&gt;</text:p>
          </table:table-cell>
          <table:table-cell office:value-type="string" calcext:value-type="string">
            <text:p>Sloveni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lt;img src="https://upload.wikimedia.org/wikipedia/commons/9/9a/Flag_of_Spain.svg" height="213" width="320" /&gt;</text:p>
          </table:table-cell>
          <table:table-cell office:value-type="string" calcext:value-type="string">
            <text:p>Spagn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CONCATENATE(&quot;&lt;img src=&quot;&quot;&quot;;[.E30];&quot;&quot;&quot; height=&quot;&quot;300&quot;&quot; /&gt;&quot;)" office:value-type="string" office:string-value="&lt;img src=&quot;https://upload.wikimedia.org/wikipedia/commons/e/e2/Flag_of_the_United_States_%28Pantone%29.svg&quot; height=&quot;300&quot; /&gt;" calcext:value-type="string">
            <text:p>&lt;img src="https://upload.wikimedia.org/wikipedia/commons/e/e2/Flag_of_the_United_States_%28Pantone%29.svg" height="300" /&gt;</text:p>
          </table:table-cell>
          <table:table-cell office:value-type="string" calcext:value-type="string">
            <text:p>Stati Uniti / US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upload.wikimedia.org/wikipedia/commons/e/e2/Flag_of_the_United_States_%28Pantone%29.svg</text:p>
          </table:table-cell>
        </table:table-row>
        <table:table-row table:style-name="ro1">
          <table:table-cell office:value-type="string" calcext:value-type="string">
            <text:p>&lt;img src="https://upload.wikimedia.org/wikipedia/commons/4/4c/Flag_of_Sweden.svg" height="213" width="320" /&gt;</text:p>
          </table:table-cell>
          <table:table-cell office:value-type="string" calcext:value-type="string">
            <text:p>Svezi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CONCATENATE(&quot;&lt;img src=&quot;&quot;&quot;;[.E32];&quot;&quot;&quot; height=&quot;&quot;300&quot;&quot; /&gt;&quot;)" office:value-type="string" office:string-value="&lt;img src=&quot;https://upload.wikimedia.org/wikipedia/commons/f/f3/Flag_of_Switzerland.svg&quot; height=&quot;300&quot; /&gt;" calcext:value-type="string">
            <text:p>&lt;img src="https://upload.wikimedia.org/wikipedia/commons/f/f3/Flag_of_Switzerland.svg" height="300" /&gt;</text:p>
          </table:table-cell>
          <table:table-cell office:value-type="string" calcext:value-type="string">
            <text:p>Svizzer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upload.wikimedia.org/wikipedia/commons/f/f3/Flag_of_Switzerland.svg</text:p>
          </table:table-cell>
        </table:table-row>
        <table:table-row table:style-name="ro1">
          <table:table-cell table:formula="of:=CONCATENATE(&quot;&lt;img src=&quot;&quot;&quot;;[.E33];&quot;&quot;&quot; height=&quot;&quot;300&quot;&quot; /&gt;&quot;)" office:value-type="string" office:string-value="&lt;img src=&quot;https://upload.wikimedia.org/wikipedia/commons/c/ce/Flag_of_Tunisia.svg&quot; height=&quot;300&quot; /&gt;" calcext:value-type="string">
            <text:p>&lt;img src="https://upload.wikimedia.org/wikipedia/commons/c/ce/Flag_of_Tunisia.svg" height="300" /&gt;</text:p>
          </table:table-cell>
          <table:table-cell office:value-type="string" calcext:value-type="string">
            <text:p>Tunisia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s://upload.wikimedia.org/wikipedia/commons/c/ce/Flag_of_Tunisia.svg</text:p>
          </table:table-cell>
        </table:table-row>
        <table:table-row table:style-name="ro1">
          <table:table-cell table:formula="of:=CONCATENATE(&quot;&lt;img src=&quot;&quot;&quot;;[.E34];&quot;&quot;&quot; height=&quot;&quot;300&quot;&quot; /&gt;&quot;)" office:value-type="string" office:string-value="&lt;img src=&quot;https://upload.wikimedia.org/wikipedia/commons/b/b4/Flag_of_Turkey.svg&quot; height=&quot;300&quot; /&gt;" calcext:value-type="string">
            <text:p>&lt;img src="https://upload.wikimedia.org/wikipedia/commons/b/b4/Flag_of_Turkey.svg" height="300" /&gt;</text:p>
          </table:table-cell>
          <table:table-cell office:value-type="string" calcext:value-type="string">
            <text:p>Turchia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s://upload.wikimedia.org/wikipedia/commons/b/b4/Flag_of_Turkey.svg</text:p>
          </table:table-cell>
        </table:table-row>
        <table:table-row table:style-name="ro1">
          <table:table-cell table:formula="of:=CONCATENATE(&quot;&lt;img src=&quot;&quot;&quot;;[.E35];&quot;&quot;&quot; height=&quot;&quot;300&quot;&quot; /&gt;&quot;)" office:value-type="string" office:string-value="&lt;img src=&quot;https://upload.wikimedia.org/wikipedia/commons/f/fe/Flag_of_Uruguay.svg&quot; height=&quot;300&quot; /&gt;" calcext:value-type="string">
            <text:p>&lt;img src="https://upload.wikimedia.org/wikipedia/commons/f/fe/Flag_of_Uruguay.svg" height="300" /&gt;</text:p>
          </table:table-cell>
          <table:table-cell office:value-type="string" calcext:value-type="string">
            <text:p>Urugua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ttps://upload.wikimedia.org/wikipedia/commons/f/fe/Flag_of_Uruguay.svg</text:p>
          </table:table-cell>
        </table:table-row>
        <table:table-row table:style-name="ro1" table:number-rows-repeated="1048539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  <table:database-ranges>
        <table:database-range table:name="__Anonymous_Sheet_DB__0" table:target-range-address="Foglio1.A1:Foglio1.AMJ1048575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28">00/00/0000</text:date>, <text:time style:data-style-name="N2" text:time-value="0000-00-00T09:53:05.029542677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12-28T09:55:08.425674435</dc:date>
    <meta:generator>LibreOffice/4.1.4.2$Linux_X86_64 LibreOffice_project/410m0$Build-2</meta:generator>
    <meta:editing-duration>P0D</meta:editing-duration>
    <meta:editing-cycles>1</meta:editing-cycles>
    <meta:document-statistic meta:table-count="1" meta:cell-count="131" meta:object-count="0"/>
  </office:meta>
</office:document-meta>
</file>